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5" style:family="table-cell" style:parent-style-name="Default" style:data-style-name="N4"/>
    <style:style style:name="ce6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nitial s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s is the money with which you star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This is the ammount of money you take away after some G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is the the NET GAIN on the invested capital before you take profit using R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ax percentage on profi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rcharge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ansaction fees etc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c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 term decay of the capital if left to itself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itial Sum</text:p>
          </table:table-cell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" office:value-type="float" office:value="100" calcext:value-type="float">
            <text:p>100</text:p>
          </table:table-cell>
          <table:table-cell office:value-type="string" calcext:value-type="string">
            <text:p>Initial Sum</text:p>
          </table:table-cell>
          <table:table-cell office:value-type="string" calcext:value-type="string">
            <text:p>2X equivalent</text:p>
          </table:table-cell>
          <table:table-cell office:value-type="string" calcext:value-type="string">
            <text:p>Sell price 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t Profit taken</text:p>
          </table:table-cell>
          <table:table-cell office:value-type="string" calcext:value-type="string">
            <text:p>Cashout <text:s/></text:p>
          </table:table-cell>
          <table:table-cell office:value-type="string" calcext:value-type="string">
            <text:p>In Hand</text:p>
          </table:table-cell>
          <table:table-cell office:value-type="string" calcext:value-type="string">
            <text:p>In Hand Long</text:p>
          </table:table-cell>
          <table:table-cell office:value-type="string" calcext:value-type="string">
            <text:p>Long_X</text:p>
          </table:table-cell>
          <table:table-cell office:value-type="string" calcext:value-type="string">
            <text:p>X*Base</text:p>
          </table:table-cell>
          <table:table-cell office:value-type="string" calcext:value-type="string">
            <text:p>Final_X_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B3]*([.A13]*[.B5])" office:value-type="float" office:value="150" calcext:value-type="float">
            <text:p>150</text:p>
          </table:table-cell>
          <table:table-cell table:style-name="ce5" table:formula="of:=[.B12]" office:value-type="float" office:value="100" calcext:value-type="float">
            <text:p>100.00</text:p>
          </table:table-cell>
          <table:table-cell table:style-name="ce5" table:formula="of:=([.B13]/[.B12])" office:value-type="float" office:value="1.5" calcext:value-type="float">
            <text:p>1.50</text:p>
          </table:table-cell>
          <table:table-cell table:style-name="ce5" table:formula="of:=[.C13]*[.D13]" office:value-type="float" office:value="150" calcext:value-type="float">
            <text:p>150.00</text:p>
          </table:table-cell>
          <table:table-cell table:style-name="ce5" table:formula="of:=[.E13]*[.B4]" office:value-type="float" office:value="4.5" calcext:value-type="float">
            <text:p>4.50</text:p>
          </table:table-cell>
          <table:table-cell table:style-name="ce5" table:formula="of:=[.E13]-[.F13]" office:value-type="float" office:value="145.5" calcext:value-type="float">
            <text:p>145.50</text:p>
          </table:table-cell>
          <table:table-cell table:style-name="ce5" table:formula="of:=[.B13]*[.B4]" office:value-type="float" office:value="4.5" calcext:value-type="float">
            <text:p>4.50</text:p>
          </table:table-cell>
          <table:table-cell table:style-name="ce6" table:formula="of:=[.G13]+[.H13]" office:value-type="float" office:value="150" calcext:value-type="float">
            <text:p>150.00</text:p>
          </table:table-cell>
          <table:table-cell table:style-name="ce5" table:formula="of:=[.G13]+[.H13]*(1-[.B6]-[.B7])" office:value-type="float" office:value="147.75" calcext:value-type="float">
            <text:p>147.75</text:p>
          </table:table-cell>
          <table:table-cell table:style-name="ce5" table:formula="of:=[.G13]/[.B8]+[.H13]*(1-[.B6]-[.B7])" office:value-type="float" office:value="16.8" calcext:value-type="float">
            <text:p>16.80</text:p>
          </table:table-cell>
          <table:table-cell table:style-name="ce5" table:formula="of:=[.B13]/[.B12]" office:value-type="float" office:value="1.5" calcext:value-type="float">
            <text:p>1.50</text:p>
          </table:table-cell>
          <table:table-cell table:style-name="ce5" table:formula="of:=([.G13]+[.H13])/[.B12]" office:value-type="float" office:value="1.5" calcext:value-type="float">
            <text:p>1.50</text:p>
          </table:table-cell>
          <table:table-cell table:style-name="ce5" table:formula="of:=[.K13]/[.B12]" office:value-type="float" office:value="0.168" calcext:value-type="float">
            <text:p>0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(1+[.A14]*[.B5])" office:value-type="float" office:value="200" calcext:value-type="float">
            <text:p>200</text:p>
          </table:table-cell>
          <table:table-cell table:style-name="ce5" table:formula="of:=[.G13]" office:value-type="float" office:value="145.5" calcext:value-type="float">
            <text:p>145.50</text:p>
          </table:table-cell>
          <table:table-cell table:style-name="ce5" table:formula="of:=([.B14]/[.B13])" office:value-type="float" office:value="1.33333333333333" calcext:value-type="float">
            <text:p>1.33</text:p>
          </table:table-cell>
          <table:table-cell table:style-name="ce5" table:formula="of:=[.C14]*[.D14]" office:value-type="float" office:value="194" calcext:value-type="float">
            <text:p>194.00</text:p>
          </table:table-cell>
          <table:table-cell table:style-name="ce5" table:formula="of:=[.E14]*[.B4]" office:value-type="float" office:value="5.82" calcext:value-type="float">
            <text:p>5.82</text:p>
          </table:table-cell>
          <table:table-cell table:style-name="ce5" table:formula="of:=[.E14]-[.F14]" office:value-type="float" office:value="188.18" calcext:value-type="float">
            <text:p>188.18</text:p>
          </table:table-cell>
          <table:table-cell table:style-name="ce5" table:formula="of:=[.H13]+[.F14]" office:value-type="float" office:value="10.32" calcext:value-type="float">
            <text:p>10.32</text:p>
          </table:table-cell>
          <table:table-cell table:style-name="ce6" table:formula="of:=[.G14]+[.H14]" office:value-type="float" office:value="198.5" calcext:value-type="float">
            <text:p>198.50</text:p>
          </table:table-cell>
          <table:table-cell table:style-name="ce5" table:formula="of:=[.G14]+[.H14]*(1-[.B6]-[.B7])" office:value-type="float" office:value="193.34" calcext:value-type="float">
            <text:p>193.34</text:p>
          </table:table-cell>
          <table:table-cell table:style-name="ce5" table:formula="of:=[.G14]/[.B8]+[.H14]*(1-[.B6]-[.B7])" office:value-type="float" office:value="23.978" calcext:value-type="float">
            <text:p>23.98</text:p>
          </table:table-cell>
          <table:table-cell table:style-name="ce5" table:formula="of:=[.B14]/[.B12]" office:value-type="float" office:value="2" calcext:value-type="float">
            <text:p>2.00</text:p>
          </table:table-cell>
          <table:table-cell table:style-name="ce5" table:formula="of:=([.G14]+[.H14])/[.B12]" office:value-type="float" office:value="1.985" calcext:value-type="float">
            <text:p>1.99</text:p>
          </table:table-cell>
          <table:table-cell table:style-name="ce5" table:formula="of:=[.K14]/[.B12]" office:value-type="float" office:value="0.23978" calcext:value-type="float">
            <text:p>0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(1+[.A15]*[.B5])" office:value-type="float" office:value="250" calcext:value-type="float">
            <text:p>250</text:p>
          </table:table-cell>
          <table:table-cell table:style-name="ce5" table:formula="of:=[.G14]" office:value-type="float" office:value="188.18" calcext:value-type="float">
            <text:p>188.18</text:p>
          </table:table-cell>
          <table:table-cell table:style-name="ce5" table:formula="of:=([.B15]/[.B14])" office:value-type="float" office:value="1.25" calcext:value-type="float">
            <text:p>1.25</text:p>
          </table:table-cell>
          <table:table-cell table:style-name="ce5" table:formula="of:=[.C15]*[.D15]" office:value-type="float" office:value="235.225" calcext:value-type="float">
            <text:p>235.23</text:p>
          </table:table-cell>
          <table:table-cell table:style-name="ce5" table:formula="of:=[.E15]*[.B4]" office:value-type="float" office:value="7.05675" calcext:value-type="float">
            <text:p>7.06</text:p>
          </table:table-cell>
          <table:table-cell table:style-name="ce5" table:formula="of:=[.E15]-[.F15]" office:value-type="float" office:value="228.16825" calcext:value-type="float">
            <text:p>228.17</text:p>
          </table:table-cell>
          <table:table-cell table:style-name="ce5" table:formula="of:=[.H14]+[.F15]" office:value-type="float" office:value="17.37675" calcext:value-type="float">
            <text:p>17.38</text:p>
          </table:table-cell>
          <table:table-cell table:style-name="ce6" table:formula="of:=[.G15]+[.H15]" office:value-type="float" office:value="245.545" calcext:value-type="float">
            <text:p>245.55</text:p>
          </table:table-cell>
          <table:table-cell table:style-name="ce5" table:formula="of:=[.G15]+[.H15]*(1-[.B6]-[.B7])" office:value-type="float" office:value="236.856625" calcext:value-type="float">
            <text:p>236.86</text:p>
          </table:table-cell>
          <table:table-cell table:style-name="ce5" table:formula="of:=[.G15]/[.B8]+[.H15]*(1-[.B6]-[.B7])" office:value-type="float" office:value="31.5052" calcext:value-type="float">
            <text:p>31.51</text:p>
          </table:table-cell>
          <table:table-cell table:style-name="ce5" table:formula="of:=[.B15]/[.B12]" office:value-type="float" office:value="2.5" calcext:value-type="float">
            <text:p>2.50</text:p>
          </table:table-cell>
          <table:table-cell table:style-name="ce5" table:formula="of:=([.G15]+[.H15])/[.B12]" office:value-type="float" office:value="2.45545" calcext:value-type="float">
            <text:p>2.46</text:p>
          </table:table-cell>
          <table:table-cell table:style-name="ce5" table:formula="of:=[.K15]/[.B12]" office:value-type="float" office:value="0.315052" calcext:value-type="float">
            <text:p>0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*(1+[.A16]*[.B5])" office:value-type="float" office:value="300" calcext:value-type="float">
            <text:p>300</text:p>
          </table:table-cell>
          <table:table-cell table:style-name="ce5" table:formula="of:=[.G15]" office:value-type="float" office:value="228.16825" calcext:value-type="float">
            <text:p>228.17</text:p>
          </table:table-cell>
          <table:table-cell table:style-name="ce5" table:formula="of:=([.B16]/[.B15])" office:value-type="float" office:value="1.2" calcext:value-type="float">
            <text:p>1.20</text:p>
          </table:table-cell>
          <table:table-cell table:style-name="ce5" table:formula="of:=[.C16]*[.D16]" office:value-type="float" office:value="273.8019" calcext:value-type="float">
            <text:p>273.80</text:p>
          </table:table-cell>
          <table:table-cell table:style-name="ce5" table:formula="of:=[.E16]*[.B4]" office:value-type="float" office:value="8.214057" calcext:value-type="float">
            <text:p>8.21</text:p>
          </table:table-cell>
          <table:table-cell table:style-name="ce5" table:formula="of:=[.E16]-[.F16]" office:value-type="float" office:value="265.587843" calcext:value-type="float">
            <text:p>265.59</text:p>
          </table:table-cell>
          <table:table-cell table:style-name="ce5" table:formula="of:=[.H15]+[.F16]" office:value-type="float" office:value="25.590807" calcext:value-type="float">
            <text:p>25.59</text:p>
          </table:table-cell>
          <table:table-cell table:style-name="ce6" table:formula="of:=[.G16]+[.H16]" office:value-type="float" office:value="291.17865" calcext:value-type="float">
            <text:p>291.18</text:p>
          </table:table-cell>
          <table:table-cell table:style-name="ce5" table:formula="of:=[.G16]+[.H16]*(1-[.B6]-[.B7])" office:value-type="float" office:value="278.3832465" calcext:value-type="float">
            <text:p>278.38</text:p>
          </table:table-cell>
          <table:table-cell table:style-name="ce5" table:formula="of:=[.G16]/[.B8]+[.H16]*(1-[.B6]-[.B7])" office:value-type="float" office:value="39.3541878" calcext:value-type="float">
            <text:p>39.35</text:p>
          </table:table-cell>
          <table:table-cell table:style-name="ce5" table:formula="of:=[.B16]/[.B12]" office:value-type="float" office:value="3" calcext:value-type="float">
            <text:p>3.00</text:p>
          </table:table-cell>
          <table:table-cell table:style-name="ce5" table:formula="of:=([.G16]+[.H16])/[.B12]" office:value-type="float" office:value="2.9117865" calcext:value-type="float">
            <text:p>2.91</text:p>
          </table:table-cell>
          <table:table-cell table:style-name="ce5" table:formula="of:=[.K16]/[.B12]" office:value-type="float" office:value="0.393541878" calcext:value-type="float">
            <text:p>0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*(1+[.A17]*[.B5])" office:value-type="float" office:value="350" calcext:value-type="float">
            <text:p>350</text:p>
          </table:table-cell>
          <table:table-cell table:style-name="ce5" table:formula="of:=[.G16]" office:value-type="float" office:value="265.587843" calcext:value-type="float">
            <text:p>265.59</text:p>
          </table:table-cell>
          <table:table-cell table:style-name="ce5" table:formula="of:=([.B17]/[.B16])" office:value-type="float" office:value="1.16666666666667" calcext:value-type="float">
            <text:p>1.17</text:p>
          </table:table-cell>
          <table:table-cell table:style-name="ce5" table:formula="of:=[.C17]*[.D17]" office:value-type="float" office:value="309.8524835" calcext:value-type="float">
            <text:p>309.85</text:p>
          </table:table-cell>
          <table:table-cell table:style-name="ce5" table:formula="of:=[.E17]*[.B4]" office:value-type="float" office:value="9.295574505" calcext:value-type="float">
            <text:p>9.30</text:p>
          </table:table-cell>
          <table:table-cell table:style-name="ce5" table:formula="of:=[.E17]-[.F17]" office:value-type="float" office:value="300.556908995" calcext:value-type="float">
            <text:p>300.56</text:p>
          </table:table-cell>
          <table:table-cell table:style-name="ce5" table:formula="of:=[.H16]+[.F17]" office:value-type="float" office:value="34.886381505" calcext:value-type="float">
            <text:p>34.89</text:p>
          </table:table-cell>
          <table:table-cell table:style-name="ce6" table:formula="of:=[.G17]+[.H17]" office:value-type="float" office:value="335.4432905" calcext:value-type="float">
            <text:p>335.44</text:p>
          </table:table-cell>
          <table:table-cell table:style-name="ce5" table:formula="of:=[.G17]+[.H17]*(1-[.B6]-[.B7])" office:value-type="float" office:value="318.0000997475" calcext:value-type="float">
            <text:p>318.00</text:p>
          </table:table-cell>
          <table:table-cell table:style-name="ce5" table:formula="of:=[.G17]/[.B8]+[.H17]*(1-[.B6]-[.B7])" office:value-type="float" office:value="47.498881652" calcext:value-type="float">
            <text:p>47.50</text:p>
          </table:table-cell>
          <table:table-cell table:style-name="ce5" table:formula="of:=[.B17]/[.B12]" office:value-type="float" office:value="3.5" calcext:value-type="float">
            <text:p>3.50</text:p>
          </table:table-cell>
          <table:table-cell table:style-name="ce5" table:formula="of:=([.G17]+[.H17])/[.B12]" office:value-type="float" office:value="3.354432905" calcext:value-type="float">
            <text:p>3.35</text:p>
          </table:table-cell>
          <table:table-cell table:style-name="ce5" table:formula="of:=[.K17]/[.B12]" office:value-type="float" office:value="0.47498881652" calcext:value-type="float">
            <text:p>0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]*(1+[.A18]*[.B5])" office:value-type="float" office:value="400" calcext:value-type="float">
            <text:p>400</text:p>
          </table:table-cell>
          <table:table-cell table:style-name="ce5" table:formula="of:=[.G17]" office:value-type="float" office:value="300.556908995" calcext:value-type="float">
            <text:p>300.56</text:p>
          </table:table-cell>
          <table:table-cell table:style-name="ce5" table:formula="of:=([.B18]/[.B17])" office:value-type="float" office:value="1.14285714285714" calcext:value-type="float">
            <text:p>1.14</text:p>
          </table:table-cell>
          <table:table-cell table:style-name="ce5" table:formula="of:=[.C18]*[.D18]" office:value-type="float" office:value="343.49361028" calcext:value-type="float">
            <text:p>343.49</text:p>
          </table:table-cell>
          <table:table-cell table:style-name="ce5" table:formula="of:=[.E18]*[.B4]" office:value-type="float" office:value="10.3048083084" calcext:value-type="float">
            <text:p>10.30</text:p>
          </table:table-cell>
          <table:table-cell table:style-name="ce5" table:formula="of:=[.E18]-[.F18]" office:value-type="float" office:value="333.1888019716" calcext:value-type="float">
            <text:p>333.19</text:p>
          </table:table-cell>
          <table:table-cell table:style-name="ce5" table:formula="of:=[.H17]+[.F18]" office:value-type="float" office:value="45.1911898134" calcext:value-type="float">
            <text:p>45.19</text:p>
          </table:table-cell>
          <table:table-cell table:style-name="ce6" table:formula="of:=[.G18]+[.H18]" office:value-type="float" office:value="378.379991785" calcext:value-type="float">
            <text:p>378.38</text:p>
          </table:table-cell>
          <table:table-cell table:style-name="ce5" table:formula="of:=[.G18]+[.H18]*(1-[.B6]-[.B7])" office:value-type="float" office:value="355.7843968783" calcext:value-type="float">
            <text:p>355.78</text:p>
          </table:table-cell>
          <table:table-cell table:style-name="ce5" table:formula="of:=[.G18]/[.B8]+[.H18]*(1-[.B6]-[.B7])" office:value-type="float" office:value="55.91447510386" calcext:value-type="float">
            <text:p>55.91</text:p>
          </table:table-cell>
          <table:table-cell table:style-name="ce5" table:formula="of:=[.B18]/[.B12]" office:value-type="float" office:value="4" calcext:value-type="float">
            <text:p>4.00</text:p>
          </table:table-cell>
          <table:table-cell table:style-name="ce5" table:formula="of:=([.G18]+[.H18])/[.B12]" office:value-type="float" office:value="3.78379991785" calcext:value-type="float">
            <text:p>3.78</text:p>
          </table:table-cell>
          <table:table-cell table:style-name="ce5" table:formula="of:=[.K18]/[.B12]" office:value-type="float" office:value="0.5591447510386" calcext:value-type="float">
            <text:p>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]*(1+[.A19]*[.B5])" office:value-type="float" office:value="450" calcext:value-type="float">
            <text:p>450</text:p>
          </table:table-cell>
          <table:table-cell table:style-name="ce5" table:formula="of:=[.G18]" office:value-type="float" office:value="333.1888019716" calcext:value-type="float">
            <text:p>333.19</text:p>
          </table:table-cell>
          <table:table-cell table:style-name="ce5" table:formula="of:=([.B19]/[.B18])" office:value-type="float" office:value="1.125" calcext:value-type="float">
            <text:p>1.13</text:p>
          </table:table-cell>
          <table:table-cell table:style-name="ce5" table:formula="of:=[.C19]*[.D19]" office:value-type="float" office:value="374.83740221805" calcext:value-type="float">
            <text:p>374.84</text:p>
          </table:table-cell>
          <table:table-cell table:style-name="ce5" table:formula="of:=[.E19]*[.B4]" office:value-type="float" office:value="11.2451220665415" calcext:value-type="float">
            <text:p>11.25</text:p>
          </table:table-cell>
          <table:table-cell table:style-name="ce5" table:formula="of:=[.E19]-[.F19]" office:value-type="float" office:value="363.592280151508" calcext:value-type="float">
            <text:p>363.59</text:p>
          </table:table-cell>
          <table:table-cell table:style-name="ce5" table:formula="of:=[.H18]+[.F19]" office:value-type="float" office:value="56.4363118799415" calcext:value-type="float">
            <text:p>56.44</text:p>
          </table:table-cell>
          <table:table-cell table:style-name="ce6" table:formula="of:=[.G19]+[.H19]" office:value-type="float" office:value="420.02859203145" calcext:value-type="float">
            <text:p>420.03</text:p>
          </table:table-cell>
          <table:table-cell table:style-name="ce5" table:formula="of:=[.G19]+[.H19]*(1-[.B6]-[.B7])" office:value-type="float" office:value="391.810436091479" calcext:value-type="float">
            <text:p>391.81</text:p>
          </table:table-cell>
          <table:table-cell table:style-name="ce5" table:formula="of:=[.G19]/[.B8]+[.H19]*(1-[.B6]-[.B7])" office:value-type="float" office:value="64.5773839551216" calcext:value-type="float">
            <text:p>64.58</text:p>
          </table:table-cell>
          <table:table-cell table:style-name="ce5" table:formula="of:=[.B19]/[.B12]" office:value-type="float" office:value="4.5" calcext:value-type="float">
            <text:p>4.50</text:p>
          </table:table-cell>
          <table:table-cell table:style-name="ce5" table:formula="of:=([.G19]+[.H19])/[.B12]" office:value-type="float" office:value="4.2002859203145" calcext:value-type="float">
            <text:p>4.20</text:p>
          </table:table-cell>
          <table:table-cell table:style-name="ce5" table:formula="of:=[.K19]/[.B12]" office:value-type="float" office:value="0.645773839551216" calcext:value-type="float">
            <text:p>0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]*(1+[.A20]*[.B5])" office:value-type="float" office:value="500" calcext:value-type="float">
            <text:p>500</text:p>
          </table:table-cell>
          <table:table-cell table:style-name="ce5" table:formula="of:=[.G19]" office:value-type="float" office:value="363.592280151508" calcext:value-type="float">
            <text:p>363.59</text:p>
          </table:table-cell>
          <table:table-cell table:style-name="ce5" table:formula="of:=([.B20]/[.B19])" office:value-type="float" office:value="1.11111111111111" calcext:value-type="float">
            <text:p>1.11</text:p>
          </table:table-cell>
          <table:table-cell table:style-name="ce5" table:formula="of:=[.C20]*[.D20]" office:value-type="float" office:value="403.991422390565" calcext:value-type="float">
            <text:p>403.99</text:p>
          </table:table-cell>
          <table:table-cell table:style-name="ce5" table:formula="of:=[.E20]*[.B4]" office:value-type="float" office:value="12.1197426717169" calcext:value-type="float">
            <text:p>12.12</text:p>
          </table:table-cell>
          <table:table-cell table:style-name="ce5" table:formula="of:=[.E20]-[.F20]" office:value-type="float" office:value="391.871679718848" calcext:value-type="float">
            <text:p>391.87</text:p>
          </table:table-cell>
          <table:table-cell table:style-name="ce5" table:formula="of:=[.H19]+[.F20]" office:value-type="float" office:value="68.5560545516585" calcext:value-type="float">
            <text:p>68.56</text:p>
          </table:table-cell>
          <table:table-cell table:style-name="ce6" table:formula="of:=[.G20]+[.H20]" office:value-type="float" office:value="460.427734270507" calcext:value-type="float">
            <text:p>460.43</text:p>
          </table:table-cell>
          <table:table-cell table:style-name="ce5" table:formula="of:=[.G20]+[.H20]*(1-[.B6]-[.B7])" office:value-type="float" office:value="426.149706994677" calcext:value-type="float">
            <text:p>426.15</text:p>
          </table:table-cell>
          <table:table-cell table:style-name="ce5" table:formula="of:=[.G20]/[.B8]+[.H20]*(1-[.B6]-[.B7])" office:value-type="float" office:value="73.465195247714" calcext:value-type="float">
            <text:p>73.47</text:p>
          </table:table-cell>
          <table:table-cell table:style-name="ce5" table:formula="of:=[.B20]/[.B12]" office:value-type="float" office:value="5" calcext:value-type="float">
            <text:p>5.00</text:p>
          </table:table-cell>
          <table:table-cell table:style-name="ce5" table:formula="of:=([.G20]+[.H20])/[.B12]" office:value-type="float" office:value="4.60427734270507" calcext:value-type="float">
            <text:p>4.60</text:p>
          </table:table-cell>
          <table:table-cell table:style-name="ce5" table:formula="of:=[.K20]/[.B12]" office:value-type="float" office:value="0.73465195247714" calcext:value-type="float">
            <text:p>0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]*(1+[.A21]*[.B5])" office:value-type="float" office:value="550" calcext:value-type="float">
            <text:p>550</text:p>
          </table:table-cell>
          <table:table-cell table:style-name="ce5" table:formula="of:=[.G20]" office:value-type="float" office:value="391.871679718848" calcext:value-type="float">
            <text:p>391.87</text:p>
          </table:table-cell>
          <table:table-cell table:style-name="ce5" table:formula="of:=([.B21]/[.B20])" office:value-type="float" office:value="1.1" calcext:value-type="float">
            <text:p>1.10</text:p>
          </table:table-cell>
          <table:table-cell table:style-name="ce5" table:formula="of:=[.C21]*[.D21]" office:value-type="float" office:value="431.058847690733" calcext:value-type="float">
            <text:p>431.06</text:p>
          </table:table-cell>
          <table:table-cell table:style-name="ce5" table:formula="of:=[.E21]*[.B4]" office:value-type="float" office:value="12.931765430722" calcext:value-type="float">
            <text:p>12.93</text:p>
          </table:table-cell>
          <table:table-cell table:style-name="ce5" table:formula="of:=[.E21]-[.F21]" office:value-type="float" office:value="418.127082260011" calcext:value-type="float">
            <text:p>418.13</text:p>
          </table:table-cell>
          <table:table-cell table:style-name="ce5" table:formula="of:=[.H20]+[.F21]" office:value-type="float" office:value="81.4878199823804" calcext:value-type="float">
            <text:p>81.49</text:p>
          </table:table-cell>
          <table:table-cell table:style-name="ce6" table:formula="of:=[.G21]+[.H21]" office:value-type="float" office:value="499.614902242391" calcext:value-type="float">
            <text:p>499.61</text:p>
          </table:table-cell>
          <table:table-cell table:style-name="ce5" table:formula="of:=[.G21]+[.H21]*(1-[.B6]-[.B7])" office:value-type="float" office:value="458.870992251201" calcext:value-type="float">
            <text:p>458.87</text:p>
          </table:table-cell>
          <table:table-cell table:style-name="ce5" table:formula="of:=[.G21]/[.B8]+[.H21]*(1-[.B6]-[.B7])" office:value-type="float" office:value="82.5566182171913" calcext:value-type="float">
            <text:p>82.56</text:p>
          </table:table-cell>
          <table:table-cell table:style-name="ce5" table:formula="of:=[.B21]/[.B12]" office:value-type="float" office:value="5.5" calcext:value-type="float">
            <text:p>5.50</text:p>
          </table:table-cell>
          <table:table-cell table:style-name="ce5" table:formula="of:=([.G21]+[.H21])/[.B12]" office:value-type="float" office:value="4.99614902242391" calcext:value-type="float">
            <text:p>5.00</text:p>
          </table:table-cell>
          <table:table-cell table:style-name="ce5" table:formula="of:=[.K21]/[.B12]" office:value-type="float" office:value="0.825566182171913" calcext:value-type="float">
            <text:p>0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*(1+[.A22]*[.B5])" office:value-type="float" office:value="600" calcext:value-type="float">
            <text:p>600</text:p>
          </table:table-cell>
          <table:table-cell table:style-name="ce5" table:formula="of:=[.G21]" office:value-type="float" office:value="418.127082260011" calcext:value-type="float">
            <text:p>418.13</text:p>
          </table:table-cell>
          <table:table-cell table:style-name="ce5" table:formula="of:=([.B22]/[.B21])" office:value-type="float" office:value="1.09090909090909" calcext:value-type="float">
            <text:p>1.09</text:p>
          </table:table-cell>
          <table:table-cell table:style-name="ce5" table:formula="of:=[.C22]*[.D22]" office:value-type="float" office:value="456.138635192739" calcext:value-type="float">
            <text:p>456.14</text:p>
          </table:table-cell>
          <table:table-cell table:style-name="ce5" table:formula="of:=[.E22]*[.B4]" office:value-type="float" office:value="13.6841590557822" calcext:value-type="float">
            <text:p>13.68</text:p>
          </table:table-cell>
          <table:table-cell table:style-name="ce5" table:formula="of:=[.E22]-[.F22]" office:value-type="float" office:value="442.454476136957" calcext:value-type="float">
            <text:p>442.45</text:p>
          </table:table-cell>
          <table:table-cell table:style-name="ce5" table:formula="of:=[.H21]+[.F22]" office:value-type="float" office:value="95.1719790381626" calcext:value-type="float">
            <text:p>95.17</text:p>
          </table:table-cell>
          <table:table-cell table:style-name="ce6" table:formula="of:=[.G22]+[.H22]" office:value-type="float" office:value="537.62645517512" calcext:value-type="float">
            <text:p>537.63</text:p>
          </table:table-cell>
          <table:table-cell table:style-name="ce5" table:formula="of:=[.G22]+[.H22]*(1-[.B6]-[.B7])" office:value-type="float" office:value="490.040465656038" calcext:value-type="float">
            <text:p>490.04</text:p>
          </table:table-cell>
          <table:table-cell table:style-name="ce5" table:formula="of:=[.G22]/[.B8]+[.H22]*(1-[.B6]-[.B7])" office:value-type="float" office:value="91.831437132777" calcext:value-type="float">
            <text:p>91.83</text:p>
          </table:table-cell>
          <table:table-cell table:style-name="ce5" table:formula="of:=[.B22]/[.B12]" office:value-type="float" office:value="6" calcext:value-type="float">
            <text:p>6.00</text:p>
          </table:table-cell>
          <table:table-cell table:style-name="ce5" table:formula="of:=([.G22]+[.H22])/[.B12]" office:value-type="float" office:value="5.3762645517512" calcext:value-type="float">
            <text:p>5.38</text:p>
          </table:table-cell>
          <table:table-cell table:style-name="ce5" table:formula="of:=[.K22]/[.B12]" office:value-type="float" office:value="0.91831437132777" calcext:value-type="float">
            <text:p>0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]*(1+[.A23]*[.B5])" office:value-type="float" office:value="650" calcext:value-type="float">
            <text:p>650</text:p>
          </table:table-cell>
          <table:table-cell table:style-name="ce5" table:formula="of:=[.G22]" office:value-type="float" office:value="442.454476136957" calcext:value-type="float">
            <text:p>442.45</text:p>
          </table:table-cell>
          <table:table-cell table:style-name="ce5" table:formula="of:=([.B23]/[.B22])" office:value-type="float" office:value="1.08333333333333" calcext:value-type="float">
            <text:p>1.08</text:p>
          </table:table-cell>
          <table:table-cell table:style-name="ce5" table:formula="of:=[.C23]*[.D23]" office:value-type="float" office:value="479.325682481703" calcext:value-type="float">
            <text:p>479.33</text:p>
          </table:table-cell>
          <table:table-cell table:style-name="ce5" table:formula="of:=[.E23]*[.B4]" office:value-type="float" office:value="14.3797704744511" calcext:value-type="float">
            <text:p>14.38</text:p>
          </table:table-cell>
          <table:table-cell table:style-name="ce5" table:formula="of:=[.E23]-[.F23]" office:value-type="float" office:value="464.945912007252" calcext:value-type="float">
            <text:p>464.95</text:p>
          </table:table-cell>
          <table:table-cell table:style-name="ce5" table:formula="of:=[.H22]+[.F23]" office:value-type="float" office:value="109.551749512614" calcext:value-type="float">
            <text:p>109.55</text:p>
          </table:table-cell>
          <table:table-cell table:style-name="ce6" table:formula="of:=[.G23]+[.H23]" office:value-type="float" office:value="574.497661519866" calcext:value-type="float">
            <text:p>574.50</text:p>
          </table:table-cell>
          <table:table-cell table:style-name="ce5" table:formula="of:=[.G23]+[.H23]*(1-[.B6]-[.B7])" office:value-type="float" office:value="519.721786763559" calcext:value-type="float">
            <text:p>519.72</text:p>
          </table:table-cell>
          <table:table-cell table:style-name="ce5" table:formula="of:=[.G23]/[.B8]+[.H23]*(1-[.B6]-[.B7])" office:value-type="float" office:value="101.270465957032" calcext:value-type="float">
            <text:p>101.27</text:p>
          </table:table-cell>
          <table:table-cell table:style-name="ce5" table:formula="of:=[.B23]/[.B12]" office:value-type="float" office:value="6.5" calcext:value-type="float">
            <text:p>6.50</text:p>
          </table:table-cell>
          <table:table-cell table:style-name="ce5" table:formula="of:=([.G23]+[.H23])/[.B12]" office:value-type="float" office:value="5.74497661519866" calcext:value-type="float">
            <text:p>5.74</text:p>
          </table:table-cell>
          <table:table-cell table:style-name="ce5" table:formula="of:=[.K23]/[.B12]" office:value-type="float" office:value="1.01270465957032" calcext:value-type="float">
            <text:p>1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*(1+[.A24]*[.B5])" office:value-type="float" office:value="700" calcext:value-type="float">
            <text:p>700</text:p>
          </table:table-cell>
          <table:table-cell table:style-name="ce5" table:formula="of:=[.G23]" office:value-type="float" office:value="464.945912007252" calcext:value-type="float">
            <text:p>464.95</text:p>
          </table:table-cell>
          <table:table-cell table:style-name="ce5" table:formula="of:=([.B24]/[.B23])" office:value-type="float" office:value="1.07692307692308" calcext:value-type="float">
            <text:p>1.08</text:p>
          </table:table-cell>
          <table:table-cell table:style-name="ce5" table:formula="of:=[.C24]*[.D24]" office:value-type="float" office:value="500.710982161656" calcext:value-type="float">
            <text:p>500.71</text:p>
          </table:table-cell>
          <table:table-cell table:style-name="ce5" table:formula="of:=[.E24]*[.B4]" office:value-type="float" office:value="15.0213294648497" calcext:value-type="float">
            <text:p>15.02</text:p>
          </table:table-cell>
          <table:table-cell table:style-name="ce5" table:formula="of:=[.E24]-[.F24]" office:value-type="float" office:value="485.689652696807" calcext:value-type="float">
            <text:p>485.69</text:p>
          </table:table-cell>
          <table:table-cell table:style-name="ce5" table:formula="of:=[.H23]+[.F24]" office:value-type="float" office:value="124.573078977463" calcext:value-type="float">
            <text:p>124.57</text:p>
          </table:table-cell>
          <table:table-cell table:style-name="ce6" table:formula="of:=[.G24]+[.H24]" office:value-type="float" office:value="610.26273167427" calcext:value-type="float">
            <text:p>610.26</text:p>
          </table:table-cell>
          <table:table-cell table:style-name="ce5" table:formula="of:=[.G24]+[.H24]*(1-[.B6]-[.B7])" office:value-type="float" office:value="547.976192185538" calcext:value-type="float">
            <text:p>547.98</text:p>
          </table:table-cell>
          <table:table-cell table:style-name="ce5" table:formula="of:=[.G24]/[.B8]+[.H24]*(1-[.B6]-[.B7])" office:value-type="float" office:value="110.855504758412" calcext:value-type="float">
            <text:p>110.86</text:p>
          </table:table-cell>
          <table:table-cell table:style-name="ce5" table:formula="of:=[.B24]/[.B12]" office:value-type="float" office:value="7" calcext:value-type="float">
            <text:p>7.00</text:p>
          </table:table-cell>
          <table:table-cell table:style-name="ce5" table:formula="of:=([.G24]+[.H24])/[.B12]" office:value-type="float" office:value="6.1026273167427" calcext:value-type="float">
            <text:p>6.10</text:p>
          </table:table-cell>
          <table:table-cell table:style-name="ce5" table:formula="of:=[.K24]/[.B12]" office:value-type="float" office:value="1.10855504758412" calcext:value-type="float">
            <text:p>1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]*(1+[.A25]*[.B5])" office:value-type="float" office:value="750" calcext:value-type="float">
            <text:p>750</text:p>
          </table:table-cell>
          <table:table-cell table:style-name="ce5" table:formula="of:=[.G24]" office:value-type="float" office:value="485.689652696807" calcext:value-type="float">
            <text:p>485.69</text:p>
          </table:table-cell>
          <table:table-cell table:style-name="ce5" table:formula="of:=([.B25]/[.B24])" office:value-type="float" office:value="1.07142857142857" calcext:value-type="float">
            <text:p>1.07</text:p>
          </table:table-cell>
          <table:table-cell table:style-name="ce5" table:formula="of:=[.C25]*[.D25]" office:value-type="float" office:value="520.381770746578" calcext:value-type="float">
            <text:p>520.38</text:p>
          </table:table-cell>
          <table:table-cell table:style-name="ce5" table:formula="of:=[.E25]*[.B4]" office:value-type="float" office:value="15.6114531223974" calcext:value-type="float">
            <text:p>15.61</text:p>
          </table:table-cell>
          <table:table-cell table:style-name="ce5" table:formula="of:=[.E25]-[.F25]" office:value-type="float" office:value="504.770317624181" calcext:value-type="float">
            <text:p>504.77</text:p>
          </table:table-cell>
          <table:table-cell table:style-name="ce5" table:formula="of:=[.H24]+[.F25]" office:value-type="float" office:value="140.184532099861" calcext:value-type="float">
            <text:p>140.18</text:p>
          </table:table-cell>
          <table:table-cell table:style-name="ce6" table:formula="of:=[.G25]+[.H25]" office:value-type="float" office:value="644.954849724042" calcext:value-type="float">
            <text:p>644.95</text:p>
          </table:table-cell>
          <table:table-cell table:style-name="ce5" table:formula="of:=[.G25]+[.H25]*(1-[.B6]-[.B7])" office:value-type="float" office:value="574.862583674112" calcext:value-type="float">
            <text:p>574.86</text:p>
          </table:table-cell>
          <table:table-cell table:style-name="ce5" table:formula="of:=[.G25]/[.B8]+[.H25]*(1-[.B6]-[.B7])" office:value-type="float" office:value="120.569297812348" calcext:value-type="float">
            <text:p>120.57</text:p>
          </table:table-cell>
          <table:table-cell table:style-name="ce5" table:formula="of:=[.B25]/[.B12]" office:value-type="float" office:value="7.5" calcext:value-type="float">
            <text:p>7.50</text:p>
          </table:table-cell>
          <table:table-cell table:style-name="ce5" table:formula="of:=([.G25]+[.H25])/[.B12]" office:value-type="float" office:value="6.44954849724042" calcext:value-type="float">
            <text:p>6.45</text:p>
          </table:table-cell>
          <table:table-cell table:style-name="ce5" table:formula="of:=[.K25]/[.B12]" office:value-type="float" office:value="1.20569297812348" calcext:value-type="float">
            <text:p>1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]*(1+[.A26]*[.B5])" office:value-type="float" office:value="800" calcext:value-type="float">
            <text:p>800</text:p>
          </table:table-cell>
          <table:table-cell table:style-name="ce5" table:formula="of:=[.G25]" office:value-type="float" office:value="504.770317624181" calcext:value-type="float">
            <text:p>504.77</text:p>
          </table:table-cell>
          <table:table-cell table:style-name="ce5" table:formula="of:=([.B26]/[.B25])" office:value-type="float" office:value="1.06666666666667" calcext:value-type="float">
            <text:p>1.07</text:p>
          </table:table-cell>
          <table:table-cell table:style-name="ce5" table:formula="of:=[.C26]*[.D26]" office:value-type="float" office:value="538.42167213246" calcext:value-type="float">
            <text:p>538.42</text:p>
          </table:table-cell>
          <table:table-cell table:style-name="ce5" table:formula="of:=[.E26]*[.B4]" office:value-type="float" office:value="16.1526501639738" calcext:value-type="float">
            <text:p>16.15</text:p>
          </table:table-cell>
          <table:table-cell table:style-name="ce5" table:formula="of:=[.E26]-[.F26]" office:value-type="float" office:value="522.269021968486" calcext:value-type="float">
            <text:p>522.27</text:p>
          </table:table-cell>
          <table:table-cell table:style-name="ce5" table:formula="of:=[.H25]+[.F26]" office:value-type="float" office:value="156.337182263835" calcext:value-type="float">
            <text:p>156.34</text:p>
          </table:table-cell>
          <table:table-cell table:style-name="ce6" table:formula="of:=[.G26]+[.H26]" office:value-type="float" office:value="678.606204232321" calcext:value-type="float">
            <text:p>678.61</text:p>
          </table:table-cell>
          <table:table-cell table:style-name="ce5" table:formula="of:=[.G26]+[.H26]*(1-[.B6]-[.B7])" office:value-type="float" office:value="600.437613100403" calcext:value-type="float">
            <text:p>600.44</text:p>
          </table:table-cell>
          <table:table-cell table:style-name="ce5" table:formula="of:=[.G26]/[.B8]+[.H26]*(1-[.B6]-[.B7])" office:value-type="float" office:value="130.395493328766" calcext:value-type="float">
            <text:p>130.40</text:p>
          </table:table-cell>
          <table:table-cell table:style-name="ce5" table:formula="of:=[.B26]/[.B12]" office:value-type="float" office:value="8" calcext:value-type="float">
            <text:p>8.00</text:p>
          </table:table-cell>
          <table:table-cell table:style-name="ce5" table:formula="of:=([.G26]+[.H26])/[.B12]" office:value-type="float" office:value="6.78606204232321" calcext:value-type="float">
            <text:p>6.79</text:p>
          </table:table-cell>
          <table:table-cell table:style-name="ce5" table:formula="of:=[.K26]/[.B12]" office:value-type="float" office:value="1.30395493328766" calcext:value-type="float">
            <text:p>1.3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" office:value-type="float" office:value="100" calcext:value-type="float">
            <text:p>100</text:p>
          </table:table-cell>
          <table:table-cell table:formula="of:=[.B29]*[.B5]+[.B29]" office:value-type="float" office:value="150" calcext:value-type="float">
            <text:p>150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09:51:15.260234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8:47:44.266413225</meta:creation-date>
    <meta:editing-duration>P1DT20H43M47S</meta:editing-duration>
    <meta:editing-cycles>4</meta:editing-cycles>
    <meta:generator>LibreOffice/6.4.7.2$Linux_X86_64 LibreOffice_project/40$Build-2</meta:generator>
    <dc:date>2023-12-15T05:44:05.169083811</dc:date>
    <meta:document-statistic meta:table-count="1" meta:cell-count="248" meta:object-count="0"/>
  </office:meta>
</office:document-meta>
</file>